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0000ff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9">[charttype:orgchart]</text:span><text:span text:style-name="T5">[orientation:horizontal]</text:span></text:p>
      <text:list xml:id="list37683616" text:style-name="L1">
        <text:list-item>
          <text:p text:style-name="P3"><text:span text:style-name="T1">Screen [name: </text:span><text:span text:style-name="T3">Laws and Regulations</text:span><text:span text:style-name="T1">] [order:ZZ][interface:user][</text:span><text:span text:style-name="T8">access:</text:span><text:span text:style-name="T1">(public)(guest)(account)(registrant)(NRHP)(ER)(editor)(editor-proxy) ] </text:span></text:p>
          <text:list>
            <text:list-item>
              <text:p text:style-name="P3"><text:span text:style-name="T12">Non-Functional-Requirement [status:] [name: </text:span><text:span text:style-name="T3">Laws and Regulations</text:span><text:span text:style-name="T12"> ][description: Provide an actor with a Screen that shows '</text:span><text:span text:style-name="T3">Laws and Regulations</text:span><text:span text:style-name="T12">'.]</text:span></text:p>
            </text:list-item>
            <text:list-item>
              <text:p text:style-name="P3"><text:span text:style-name="T10">Functional-Requirement[status:done] [name: </text:span><text:span text:style-name="T4">Laws and Regulations</text:span><text:span text:style-name="T10"> Screen-Access ] [description: Restrict screen access][show-screen-access:true]</text:span></text:p>
            </text:list-item>
            <text:list-item>
              <text:p text:style-name="P3"><text:span text:style-name="T10"/></text:p>
            </text:list-item>
            <text:list-item>
              <text:p text:style-name="P4">Header [text: Banner Image]</text:p>
            </text:list-item>
            <text:list-item>
              <text:p text:style-name="P4">Title [text: Laws and Regulations]</text:p>
            </text:list-item>
            <text:list-item>
              <text:p text:style-name="P3"><text:span text:style-name="T1">Screen [name: </text:span><text:span text:style-name="T3">TULabels</text:span><text:span text:style-name="T1">][type:textblock][interface:user]</text:span></text:p>
              <text:list>
                <text:list-item>
                  <text:p text:style-name="P3"><text:span text:style-name="T11"/></text:p>
                </text:list-item>
                <text:list-item>
                  <text:p text:style-name="P4">[definition:Login interface]</text:p>
                </text:list-item>
                <text:list-item>
                  <text:p text:style-name="P3"><text:span text:style-name="T1">Data-Controls [name:TUData-Controls][ table:</text:span><text:span text:style-name="T7">Screen_Labels</text:span><text:span text:style-name="T1">]</text:span></text:p>
                  <text:list>
                    <text:list-item>
                      <text:p text:style-name="P4">Label [text: Laws, <text:span text:style-name="T6"><text:s/></text:span>]</text:p>
                      <text:list>
                        <text:list-item>
                          <text:p text:style-name="P3"><text:span text:style-name="T11"/></text:p>
                        </text:list-item>
                      </text:list>
                    </text:list-item>
                    <text:list-item>
                      <text:p text:style-name="P4">Label [text: Regulations, <text:span text:style-name="T6"><text:s/></text:span>]</text:p>
                      <text:list>
                        <text:list-item>
                          <text:p text:style-name="P3"><text:span text:style-name="T11"/></text:p>
                        </text:list-item>
                      </text:list>
                    </text:list-item>
                    <text:list-item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1"/>
      <text:p text:style-name="P1"/>
      <text:list xml:id="list37716569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  <text:p text:style-name="P4"/>
            </text:list-item>
          </text:list>
        </text:list-item>
      </text:list>
      <text:p text:style-name="P1"/>
      <text:p text:style-name="P1"/>
      <text:list xml:id="list37743124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6DT1H56M8S</meta:editing-duration>
    <meta:editing-cycles>702</meta:editing-cycles>
    <meta:generator>OpenOffice.org/3.3$Win32 OpenOffice.org_project/330m20$Build-9567</meta:generator>
    <dc:date>2012-01-15T17:59:25.30</dc:date>
    <dc:creator>James Wilfong</dc:creator>
    <meta:document-statistic meta:table-count="0" meta:image-count="0" meta:object-count="0" meta:page-count="1" meta:paragraph-count="13" meta:word-count="81" meta:character-count="853"/>
    <meta:user-defined meta:name="Info 1"/>
    <meta:user-defined meta:name="Info 2"/>
    <meta:user-defined meta:name="Info 3"/>
    <meta:user-defined meta:name="Info 4"/>
  </office:meta>
</office:document-meta>
</file>